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8.556cm" table:align="left" style:writing-mode="lr-tb"/>
    </style:style>
    <style:style style:name="Tabell1.A" style:family="table-column">
      <style:table-column-properties style:column-width="5.398cm"/>
    </style:style>
    <style:style style:name="Tabell1.B" style:family="table-column">
      <style:table-column-properties style:column-width="13.159cm"/>
    </style:style>
    <style:style style:name="Tabell1.1" style:family="table-row">
      <style:table-row-properties style:min-row-height="0.9cm" fo:keep-together="auto"/>
    </style:style>
    <style:style style:name="Tabell1.A1" style:family="table-cell">
      <style:table-cell-properties style:vertical-align="middle" fo:padding-left="0.123cm" fo:padding-right="0.123cm" fo:padding-top="0cm" fo:padding-bottom="0cm" fo:border-left="0.5pt solid #808080" fo:border-right="none" fo:border-top="2.25pt solid #808080" fo:border-bottom="0.5pt solid #808080" style:writing-mode="lr-tb"/>
    </style:style>
    <style:style style:name="Tabell1.B1" style:family="table-cell">
      <style:table-cell-properties style:vertical-align="middle" fo:padding-left="0.123cm" fo:padding-right="0.123cm" fo:padding-top="0cm" fo:padding-bottom="0cm" fo:border-left="0.5pt solid #808080" fo:border-right="0.5pt solid #808080" fo:border-top="2.25pt solid #808080" fo:border-bottom="0.5pt solid #808080" style:writing-mode="lr-tb"/>
    </style:style>
    <style:style style:name="Tabell1.A2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ell1.B2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ell1.A3" style:family="table-cell">
      <style:table-cell-properties style:vertical-align="middle" fo:padding-left="0.123cm" fo:padding-right="0.123cm" fo:padding-top="0cm" fo:padding-bottom="0cm" fo:border-left="0.5pt solid #808080" fo:border-right="0.5pt solid #808080" fo:border-top="0.5pt solid #808080" fo:border-bottom="0.25pt solid #808080" style:writing-mode="lr-tb"/>
    </style:style>
    <style:style style:name="Tabell1.A4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0.25pt solid #808080" fo:border-bottom="2.25pt solid #808080" style:writing-mode="lr-tb"/>
    </style:style>
    <style:style style:name="Tabell1.A15" style:family="table-cell">
      <style:table-cell-properties style:vertical-align="middle" fo:padding-left="0.123cm" fo:padding-right="0.123cm" fo:padding-top="0cm" fo:padding-bottom="0cm" fo:border="0.5pt solid #808080" style:writing-mode="lr-tb"/>
    </style:style>
    <style:style style:name="Tabell1.A16" style:family="table-cell">
      <style:table-cell-properties style:vertical-align="top" fo:padding-left="0.123cm" fo:padding-right="0.123cm" fo:padding-top="0cm" fo:padding-bottom="0cm" fo:border-left="0.5pt solid #808080" fo:border-right="0.5pt solid #808080" fo:border-top="0.5pt solid #808080" fo:border-bottom="2.25pt solid #808080" style:writing-mode="lr-tb"/>
    </style:style>
    <style:style style:name="P1" style:family="paragraph" style:parent-style-name="Standard">
      <style:text-properties style:font-name="Lucida Calligraphy" style:font-name-complex="Lucida Calligraphy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Lucida Calligraphy" fo:font-size="14pt" style:font-size-asian="14pt" style:font-name-complex="Lucida Calligraphy" style:font-size-complex="14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Överlåtelser</text:p>
      <text:p text:style-name="P1"><draw:frame draw:style-name="fr1" draw:name="Ram1" text:anchor-type="paragraph" svg:x="-0.132cm" svg:y="3.408cm" svg:width="18.556cm" draw:z-index="0"><draw:text-box fo:min-height="0.37cm"><table:table table:name="Tabell1" table:style-name="Tabell1"><table:table-column table:style-name="Tabell1.A"/><table:table-column table:style-name="Tabell1.B"/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3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4" table:number-columns-spanned="2" office:value-type="string"><text:p text:style-name="P2"/></table:table-cell><table:covered-table-cell/></table:table-row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3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4" table:number-columns-spanned="2" office:value-type="string"><text:p text:style-name="P2"/></table:table-cell><table:covered-table-cell/></table:table-row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3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4" table:number-columns-spanned="2" office:value-type="string"><text:p text:style-name="P2"/></table:table-cell><table:covered-table-cell/></table:table-row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15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16" table:number-columns-spanned="2" office:value-type="string"><text:p text:style-name="P2"/></table:table-cell><table:covered-table-cell/></table:table-row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15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16" table:number-columns-spanned="2" office:value-type="string"><text:p text:style-name="P2"/></table:table-cell><table:covered-table-cell/></table:table-row><table:table-row table:style-name="Tabell1.1"><table:table-cell table:style-name="Tabell1.A1" office:value-type="string"><text:p text:style-name="Standard">Datum (införd i aktiebok)</text:p></table:table-cell><table:table-cell table:style-name="Tabell1.B1" office:value-type="string"><text:p text:style-name="Standard">Överlåts på (Namn och Org-/ Personnummer)</text:p></table:table-cell></table:table-row><table:table-row table:style-name="Tabell1.1"><table:table-cell table:style-name="Tabell1.A2" office:value-type="string"><text:p text:style-name="P2"/></table:table-cell><table:table-cell table:style-name="Tabell1.B2" office:value-type="string"><text:p text:style-name="P2"/></table:table-cell></table:table-row><table:table-row table:style-name="Tabell1.1"><table:table-cell table:style-name="Tabell1.A15" table:number-columns-spanned="2" office:value-type="string"><text:p text:style-name="Standard">Underskrift av tidigare innehavare</text:p></table:table-cell><table:covered-table-cell/></table:table-row><table:table-row table:style-name="Tabell1.1"><table:table-cell table:style-name="Tabell1.A16" table:number-columns-spanned="2" office:value-type="string"><text:p text:style-name="P2"/></table:table-cell><table:covered-table-cell/></table:table-row></table:table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6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Överlåtelser</dc:title>
    <meta:initial-creator>Fredde</meta:initial-creator>
    <meta:creation-date>2005-08-22T17:48:00</meta:creation-date>
    <dc:creator>Fredde</dc:creator>
    <dc:date>2005-08-22T18:08:00</dc:date>
    <meta:print-date>2005-08-22T18:07:00</meta:print-date>
    <meta:editing-cycles>1</meta:editing-cycles>
    <meta:editing-duration>PT20M</meta:editing-duration>
    <meta:document-statistic meta:table-count="1" meta:image-count="0" meta:object-count="0" meta:page-count="1" meta:paragraph-count="19" meta:word-count="85" meta:character-count="612" meta:non-whitespace-character-count="546"/>
    <meta:generator>LibreOffice/3.5$Linux_X86_64 LibreOffice_project/350m1$Build-2</meta:generator>
    <meta:user-defined meta:name="Information 1"/>
    <meta:user-defined meta:name="Information 2"/>
    <meta:user-defined meta:name="Information 3"/>
    <meta:user-defined meta:name="Information 4"/>
  </office:meta>
</office:document-meta>
</file>